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000000" draw:marker-start-width="0.23cm" draw:marker-end-width="0.23cm" draw:fill-color="#ffffff" draw:textarea-horizontal-align="justify" draw:textarea-vertical-align="top" draw:auto-grow-height="false" fo:padding-top="0.01cm" fo:padding-bottom="0.01cm" fo:padding-left="0.01cm" fo:padding-right="0.01cm" draw:shadow="visible" draw:shadow-offset-x="0.25cm" draw:shadow-offset-y="0.25cm" draw:shadow-color="#808080" draw:shadow-opacity="50%"/>
    </style:style>
    <style:style style:name="gr2" style:family="graphic" style:parent-style-name="standard">
      <style:graphic-properties svg:stroke-width="0.02cm" svg:stroke-color="#000000" draw:marker-start-width="0.23cm" draw:marker-end-width="0.23cm" draw:textarea-horizontal-align="left" draw:textarea-vertical-align="top" draw:auto-grow-height="false" fo:padding-top="0.26cm" fo:padding-bottom="0.26cm" fo:padding-left="0.26cm" fo:padding-right="0.26cm" fo:wrap-option="wrap"/>
    </style:style>
    <style:style style:name="gr3" style:family="graphic" style:parent-style-name="standard">
      <style:graphic-properties svg:stroke-width="0.02cm" svg:stroke-color="#000000" draw:marker-start-width="0.23cm" draw:marker-end-width="0.23cm" draw:fill="solid" draw:fill-color="#94bd5e" draw:textarea-horizontal-align="left" draw:textarea-vertical-align="top" draw:auto-grow-height="false" fo:padding-top="0.25cm" fo:padding-bottom="0.25cm" fo:padding-left="0.25cm" fo:padding-right="0.25cm" fo:wrap-option="wrap"/>
    </style:style>
    <style:style style:name="gr4" style:family="graphic" style:parent-style-name="standard">
      <style:graphic-properties svg:stroke-width="0.02cm" svg:stroke-color="#000000" draw:marker-start-width="0.23cm" draw:marker-end-width="0.23cm" draw:fill="solid" draw:fill-color="#94bd5e" draw:textarea-horizontal-align="left" draw:textarea-vertical-align="top" draw:auto-grow-height="false" fo:padding-top="0.26cm" fo:padding-bottom="0.26cm" fo:padding-left="0.26cm" fo:padding-right="0.26cm" fo:wrap-option="wrap"/>
    </style:style>
    <style:style style:name="gr5" style:family="graphic" style:parent-style-name="standard">
      <style:graphic-properties svg:stroke-width="0.02cm" svg:stroke-color="#000000" draw:marker-start="Arrow" draw:marker-start-width="0.25cm" draw:marker-start-center="true" draw:marker-end="Circle" draw:marker-end-width="0.25cm" draw:marker-end-center="true" draw:textarea-vertical-align="middle" fo:padding-top="0.135cm" fo:padding-bottom="0.135cm" fo:padding-left="0.26cm" fo:padding-right="0.26cm"/>
    </style:style>
    <style:style style:name="gr6" style:family="graphic" style:parent-style-name="objectwithoutfill" style:list-style-name="L1">
      <style:graphic-properties draw:stroke="solid" draw:stroke-dash="Dash_20_1" svg:stroke-width="0.05cm" svg:stroke-color="#000000" draw:marker-start="Dimension_20_Lines" draw:marker-start-width="0.5cm" draw:marker-start-center="false" draw:marker-end="Arrow" draw:marker-end-width="0.2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objectwithoutfill" style:list-style-name="L1">
      <style:graphic-properties draw:stroke="solid" draw:stroke-dash="Dash_20_1" svg:stroke-width="0.08cm" svg:stroke-color="#000000" draw:marker-start-width="0.545cm" draw:marker-start-center="false" draw:marker-end-width="0.29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objectwithoutfill" style:list-style-name="L1">
      <style:graphic-properties draw:stroke="solid" draw:stroke-dash="Dash_20_1" svg:stroke-width="0.08cm" svg:stroke-color="#000000" draw:marker-start-width="0.545cm" draw:marker-start-center="false" draw:marker-end-width="0.295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65cm" fo:padding-bottom="0.165cm" fo:padding-left="0.29cm" fo:padding-right="0.2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svg:stroke-width="0.03cm" draw:marker-start-width="0.245cm" draw:marker-end-width="0.245cm" draw:fill="none" draw:textarea-vertical-align="middle" draw:auto-grow-height="false" fo:min-height="0.749cm" fo:min-width="0.499cm" fo:padding-top="0.14cm" fo:padding-bottom="0.14cm" fo:padding-left="0.265cm" fo:padding-right="0.265cm"/>
    </style:style>
    <style:style style:name="gr10" style:family="graphic" style:parent-style-name="standard">
      <style:graphic-properties draw:stroke="none" svg:stroke-color="#000000" draw:fill="none" draw:fill-color="#ffffff" fo:min-height="0cm"/>
    </style:style>
    <style:style style:name="gr11" style:family="graphic" style:parent-style-name="standard">
      <style:graphic-properties draw:stroke="none" svg:stroke-color="#000000" draw:fill="none" draw:fill-color="#ffffff" fo:min-height="0.4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language="en" fo:country="US" fo:font-weight="bold" style:font-size-asian="10pt" style:font-weight-asian="bold" style:font-size-complex="10pt" style:font-weight-complex="600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language="en" fo:country="US"/>
    </style:style>
    <style:style style:name="P5" style:family="paragraph">
      <style:paragraph-properties fo:text-align="center"/>
      <style:text-properties fo:font-size="18pt" fo:language="en" fo:country="US" style:font-size-asian="18pt" style:font-size-complex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600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style:style style:name="T4" style:family="text"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14cm" svg:height="7.5cm" svg:x="1.5cm" svg:y="1.5cm">
          <text:p text:style-name="P1"><text:span text:style-name="T1">Java Runtime Environment</text:span></text:p>
          <draw:enhanced-geometry svg:viewBox="0 0 21600 21600" draw:path-stretchpoint-x="10800" draw:path-stretchpoint-y="10800" draw:text-areas="?f3 ?f4 ?f5 ?f6" draw:type="round-rectangle" draw:modifiers="1624.103452872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3cm" svg:height="3.5cm" svg:x="2cm" svg:y="2.5cm">
          <text:p text:style-name="P3"><text:span text:style-name="T2">COOJA framework:</text:span></text:p>
          <text:list text:style-name="L2">
            <text:list-item>
              <text:p text:style-name="P3"><text:span text:style-name="T3">GUI for the simulation work</text:span></text:p>
            </text:list-item>
            <text:list-item>
              <text:p text:style-name="P3"><text:span text:style-name="T3">simulation of the radio medium underlying WSN communications (IEEE 802.15.4 standard)</text:span></text:p>
            </text:list-item>
            <text:list-item>
              <text:p text:style-name="P3"><text:span text:style-name="T4">extensible framework, allowing integration of additonal Java-based tools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cm" svg:height="2cm" svg:x="8cm" svg:y="6.25cm">
          <text:p text:style-name="P3"><text:span text:style-name="T2">MSPSim:</text:span></text:p>
          <text:p text:style-name="P3"><text:span text:style-name="T4">emulation of TI MSP430-based devices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5cm" svg:height="2cm" svg:x="2cm" svg:y="6.25cm">
          <text:p text:style-name="P3"><text:span text:style-name="T2">Avrora:</text:span></text:p>
          <text:p text:style-name="P3"><text:span text:style-name="T3">emulation of Atmel AVR-based devices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7.25cm" svg:y1="5.5cm" svg:x2="2.5cm" svg:y2="6.25cm">
          <text:p/>
        </draw:line>
        <draw:line draw:style-name="gr5" draw:text-style-name="P5" draw:layer="layout" svg:x1="7.75cm" svg:y1="5.5cm" svg:x2="8.5cm" svg:y2="6.25cm">
          <text:p/>
        </draw:line>
        <draw:g>
          <draw:line draw:style-name="gr6" draw:text-style-name="P6" draw:layer="layout" svg:x1="1.5cm" svg:y1="14cm" svg:x2="15.5cm" svg:y2="14cm">
            <text:p/>
          </draw:line>
          <draw:line draw:style-name="gr7" draw:text-style-name="P6" draw:layer="layout" svg:x1="14.5cm" svg:y1="13.75cm" svg:x2="14.5cm" svg:y2="14.25cm">
            <text:p/>
          </draw:line>
          <draw:line draw:style-name="gr8" draw:text-style-name="P6" draw:layer="layout" svg:x1="8cm" svg:y1="13.75cm" svg:x2="8cm" svg:y2="14.25cm">
            <text:p/>
          </draw:line>
        </draw:g>
        <draw:g>
          <draw:custom-shape draw:style-name="gr9" draw:text-style-name="P1" draw:layer="layout" svg:width="0.5cm" svg:height="6.5cm" draw:transform="rotate (1.5707963267949) translate (1.5cm 13.75cm)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0" draw:text-style-name="P7" draw:layer="layout" svg:width="6.5cm" svg:height="0.683cm" svg:x="1.5cm" svg:y="12.75cm">
            <draw:text-box>
              <text:p text:style-name="P7"><text:span text:style-name="T5">TX buffer loading delay</text:span></text:p>
            </draw:text-box>
          </draw:frame>
        </draw:g>
        <draw:g>
          <draw:custom-shape draw:style-name="gr9" draw:text-style-name="P1" draw:layer="layout" svg:width="0.481cm" svg:height="13cm" draw:transform="rotate (1.5707963267949) translate (1.5cm 14.73cm)">
            <text:p/>
            <draw:enhanced-geometry svg:viewBox="0 0 21600 21600" draw:glue-points="0 0 0 21600 21600 10800" draw:text-areas="0 ?f9 7800 ?f10" draw:mirror-vertical="true" draw:mirror-horizontal="false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1" draw:text-style-name="P7" draw:layer="layout" svg:width="13cm" svg:height="0.695cm" svg:x="1.5cm" svg:y="14.555cm">
            <draw:text-box>
              <text:p text:style-name="P7"><text:span text:style-name="T5">total 802.15.4 frame emission delay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5T11:52:38</meta:creation-date>
    <dc:date>2016-02-05T12:50:40</dc:date>
    <meta:editing-duration>PT25M20S</meta:editing-duration>
    <meta:editing-cycles>4</meta:editing-cycles>
    <meta:generator>LibreOffice/3.5$Linux_X86_64 LibreOffice_project/350m1$Build-2</meta:generator>
    <meta:document-statistic meta:object-count="16"/>
  </office:meta>
</office:document-meta>
</file>